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enlo" svg:font-family="Menlo, Monaco, Consolas, 'Courier New', monospace"/>
    <style:font-face style:name="FreeSans1" svg:font-family="FreeSans" style:font-family-generic="swiss"/>
    <style:font-face style:name="LM Mono 10" svg:font-family="'LM Mono 10'" style:font-pitch="fixed"/>
    <style:font-face style:name="Liberation Mono" svg:font-family="'Liberation Mono'" style:font-family-generic="modern" style:font-pitch="fixed"/>
    <style:font-face style:name="Noto Sans CJK SC Regular1" svg:font-family="'Noto Sans CJK SC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d4e6" officeooo:paragraph-rsid="0009d4e6"/>
    </style:style>
    <style:style style:name="P2" style:family="paragraph" style:parent-style-name="Standard">
      <style:text-properties style:font-name="LM Mono 10" fo:font-size="10pt" officeooo:rsid="0009d4e6" officeooo:paragraph-rsid="0009d4e6" style:font-size-asian="10pt" style:font-size-complex="10pt"/>
    </style:style>
    <style:style style:name="P3" style:family="paragraph" style:parent-style-name="Standard">
      <style:text-properties style:font-name="LM Mono 10" fo:font-size="10pt" officeooo:rsid="000ac726" officeooo:paragraph-rsid="000ac726" style:font-size-asian="10pt" style:font-size-complex="10pt"/>
    </style:style>
    <style:style style:name="P4" style:family="paragraph" style:parent-style-name="Standard">
      <style:text-properties style:font-name="LM Mono 10" fo:font-size="10pt" officeooo:rsid="000c7300" officeooo:paragraph-rsid="000c7300" style:font-size-asian="10pt" style:font-size-complex="10pt"/>
    </style:style>
    <style:style style:name="P5" style:family="paragraph" style:parent-style-name="Standard">
      <style:text-properties style:font-name="LM Mono 10" fo:font-size="10pt" officeooo:rsid="0009d4e6" officeooo:paragraph-rsid="0009d4e6" style:font-size-asian="8.75pt" style:font-size-complex="10pt"/>
    </style:style>
    <style:style style:name="P6" style:family="paragraph" style:parent-style-name="Standard">
      <style:text-properties style:font-name="Liberation Serif" fo:font-size="12pt" officeooo:rsid="0009d4e6" officeooo:paragraph-rsid="0009d4e6" style:font-size-asian="10.5pt" style:font-size-complex="12pt"/>
    </style:style>
    <style:style style:name="P7" style:family="paragraph" style:parent-style-name="Standard">
      <style:text-properties style:font-name="Liberation Serif" fo:font-size="12pt" officeooo:rsid="000ac726" officeooo:paragraph-rsid="000ac726" style:font-size-asian="10.5pt" style:font-size-complex="12pt"/>
    </style:style>
    <style:style style:name="P8" style:family="paragraph" style:parent-style-name="Standard">
      <style:text-properties style:font-name="Liberation Serif" fo:font-size="12pt" officeooo:rsid="000c7300" officeooo:paragraph-rsid="000c7300" style:font-size-asian="10.5pt" style:font-size-complex="12pt"/>
    </style:style>
    <style:style style:name="P9" style:family="paragraph" style:parent-style-name="Text_20_body">
      <style:text-properties fo:font-variant="normal" fo:text-transform="none" fo:color="#333333" style:font-name="Helvetica Neue" fo:font-size="10.5pt" fo:letter-spacing="normal" fo:font-style="normal" fo:font-weight="normal" officeooo:rsid="0009d4e6" officeooo:paragraph-rsid="0009d4e6"/>
    </style:style>
    <style:style style:name="P10" style:family="paragraph" style:parent-style-name="Text_20_body">
      <style:text-properties officeooo:rsid="0009d4e6" officeooo:paragraph-rsid="0009d4e6"/>
    </style:style>
    <style:style style:name="P11"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font-name="Helvetica Neue" fo:font-size="10.5pt" fo:letter-spacing="normal" fo:font-style="normal" fo:font-weight="normal"/>
    </style:style>
    <style:style style:name="P12" style:family="paragraph" style:parent-style-name="Text_20_body">
      <style:paragraph-properties fo:margin-left="0in" fo:margin-right="0in" fo:margin-top="0in" fo:margin-bottom="0.1043in" loext:contextual-spacing="false" fo:orphans="2" fo:widows="2" fo:text-indent="0in" style:auto-text-indent="false"/>
    </style:style>
    <style:style style:name="P13" style:family="paragraph" style:parent-style-name="Text_20_body" style:list-style-name="L1">
      <style:paragraph-properties fo:margin-top="0in" fo:margin-bottom="0.1043in" loext:contextual-spacing="false" fo:orphans="2" fo:widows="2"/>
      <style:text-properties fo:font-variant="normal" fo:text-transform="none" fo:color="#333333" style:font-name="Helvetica Neue" fo:font-size="10.5pt" fo:letter-spacing="normal" fo:font-style="normal" fo:font-weight="normal"/>
    </style:style>
    <style:style style:name="P14" style:family="paragraph" style:parent-style-name="Text_20_body" style:list-style-name="L1">
      <style:paragraph-properties fo:margin-top="0in" fo:margin-bottom="0.1043in" loext:contextual-spacing="false" fo:orphans="2" fo:widows="2"/>
    </style:style>
    <style:style style:name="P15" style:family="paragraph" style:parent-style-name="Preformatted_20_Text">
      <loext:graphic-properties draw:fill="solid" draw:fill-color="#f5f5f5" draw:opacity="100%"/>
      <style:paragraph-properties fo:margin-left="0in" fo:margin-right="0in" fo:margin-top="0in" fo:margin-bottom="0.1043in" loext:contextual-spacing="false" fo:line-height="142%" fo:text-indent="0in" style:auto-text-indent="false" fo:background-color="#f5f5f5" fo:padding="0.0937in" fo:border="0.06pt solid #cccccc"/>
    </style:style>
    <style:style style:name="P16" style:family="paragraph" style:parent-style-name="Preformatted_20_Text">
      <loext:graphic-properties draw:fill="solid" draw:fill-color="#f5f5f5" draw:opacity="100%"/>
      <style:paragraph-properties fo:margin-top="0in" fo:margin-bottom="0.1043in" loext:contextual-spacing="false" fo:line-height="142%" fo:background-color="#f5f5f5" fo:padding="0.0937in" fo:border="0.06pt solid #cccccc"/>
    </style:style>
    <style:style style:name="T1" style:family="text">
      <style:text-properties fo:color="#333333" style:font-name="Menlo" fo:font-size="9.75pt" fo:background-color="transparent" loext:char-shading-value="0" loext:padding="0in" loext:border="none"/>
    </style:style>
    <style:style style:name="T2" style:family="text">
      <style:text-properties fo:font-variant="normal" fo:text-transform="none" fo:color="#333333" style:font-name="Helvetica Neue" fo:font-size="10.5pt" fo:letter-spacing="normal" fo:font-style="normal" fo:font-weight="normal"/>
    </style:style>
    <style:style style:name="T3" style:family="text">
      <style:text-properties fo:font-variant="normal" fo:text-transform="none" fo:color="#428bca" style:text-line-through-style="none" style:text-line-through-type="none" style:font-name="Helvetica Neue" fo:font-size="10.5pt" fo:letter-spacing="normal" fo:font-style="normal" style:text-underline-style="none" fo:font-weight="normal" style:text-blinking="false" fo:background-color="transparent" loext:char-shading-value="0"/>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Get Twitter API Keys</text:p>
      <text:p text:style-name="P9">To start with, you will need to have a Twitter account and obtain credentials (i.e. API key, API secret, Access token and Access token secret) on the Twitter developer site to access the Twitter API, following these steps:</text:p>
      <text:list xml:id="list1841294613" text:style-name="L1">
        <text:list-item>
          <text:p text:style-name="P13">Create a Twitter user account if you do not already have one.</text:p>
        </text:list-item>
        <text:list-item>
          <text:p text:style-name="P14"><text:span text:style-name="T2">Go to </text:span><text:a xlink:type="simple" xlink:href="https://apps.twitter.com/" text:style-name="Internet_20_link" text:visited-style-name="Visited_20_Internet_20_Link"><text:span text:style-name="T3">https://apps.twitter.com/</text:span></text:a><text:span text:style-name="T2"> and log in with your Twitter user account. This step gives you a Twitter dev account under the same name as your user account.</text:span></text:p>
        </text:list-item>
        <text:list-item>
          <text:p text:style-name="P13">Click “Create New App”</text:p>
        </text:list-item>
        <text:list-item>
          <text:p text:style-name="P13">Fill out the form, agree to the terms, and click “Create your Twitter application”</text:p>
        </text:list-item>
        <text:list-item>
          <text:p text:style-name="P13">In the next page, click on “Keys and Access Tokens” tab, and copy your “API key” and “API secret”. Scroll down and click “Create my access token”, and copy your “Access token” and “Access token secret”.</text:p>
        </text:list-item>
      </text:list>
      <text:p text:style-name="P1"/>
      <text:p text:style-name="P1">2. Installing a Twitter library</text:p>
      <text:p text:style-name="P10"><text:span text:style-name="T2">We will be using a Python library called </text:span><text:a xlink:type="simple" xlink:href="https://pypi.python.org/pypi/twitter" text:style-name="Internet_20_link" text:visited-style-name="Visited_20_Internet_20_Link"><text:span text:style-name="T3">Python Twitter Tools</text:span></text:a><text:span text:style-name="T2"> to connect to Twitter API and downloading the data from Twitter. There are </text:span><text:a xlink:type="simple" xlink:href="https://dev.twitter.com/overview/api/twitter-libraries%3E" text:style-name="Internet_20_link" text:visited-style-name="Visited_20_Internet_20_Link"><text:span text:style-name="T3">many other libraries</text:span></text:a><text:span text:style-name="T2"> in various programming languages that let you use Twitter API. We choose the Python Twitter Tools for this tutorial, because it is simple to use yet fully supports the Twitter API.</text:span></text:p>
      <text:p text:style-name="P12"><text:span text:style-name="T2">Download the Python Twitter tools at </text:span><text:a xlink:type="simple" xlink:href="https://pypi.python.org/pypi/twitter" text:style-name="Internet_20_link" text:visited-style-name="Visited_20_Internet_20_Link"><text:span text:style-name="T3">https://pypi.python.org/pypi/twitter</text:span></text:a><text:span text:style-name="T2">.</text:span></text:p>
      <text:p text:style-name="P11">Install the Python Twitter Tools package by typing in commands:</text:p>
      <text:p text:style-name="P15"><text:span text:style-name="Source_20_Text"><text:span text:style-name="T1">$ python setup.py --help</text:span></text:span></text:p>
      <text:p text:style-name="P16"><text:span text:style-name="Source_20_Text"><text:span text:style-name="T1">$ python setup.py build <text:s text:c="4"/></text:span></text:span></text:p>
      <text:p text:style-name="P16"><text:span text:style-name="Source_20_Text"><text:span text:style-name="T1">$ python setup.py install</text:span></text:span></text:p>
      <text:p text:style-name="P1">If you get</text:p>
      <text:p text:style-name="P2">Traceback (most recent call last):</text:p>
      <text:p text:style-name="P2"><text:s text:c="2"/>File "setup.py", line 1, in &lt;module&gt;</text:p>
      <text:p text:style-name="P2"><text:s text:c="4"/>from setuptools import setup, find_packages</text:p>
      <text:p text:style-name="P2">ImportError: No module named setuptools</text:p>
      <text:p text:style-name="P2"/>
      <text:p text:style-name="P6">Then you need to install the setuptools python module</text:p>
      <text:p text:style-name="P6"/>
      <text:p text:style-name="P6">On linux</text:p>
      <text:p text:style-name="P5">$ sudo apt-get install python-setuptools</text:p>
      <text:p text:style-name="P5">$ sudo apt-get install python3-setuptools</text:p>
      <text:p text:style-name="P5"/>
      <text:p text:style-name="P6">This will install setuptools for both Python 2.7 and 3.x</text:p>
      <text:p text:style-name="P6"/>
      <text:p text:style-name="P6">When running the command </text:p>
      <text:p text:style-name="P5">python setup.py install</text:p>
      <text:p text:style-name="P6">You may get an error saying</text:p>
      <text:p text:style-name="P6"><text:soft-page-break/>error: can’t create or remove files in install directory</text:p>
      <text:p text:style-name="P6"/>
      <text:p text:style-name="P6">This just means you need to append sudo to the command, and it should work from there.</text:p>
      <text:p text:style-name="P6"/>
      <text:p text:style-name="P7">To run the python.iptynb jupyter notebook, you will need the ruamel.yaml package.</text:p>
      <text:p text:style-name="P7"/>
      <text:p text:style-name="P7">You can install it using the command</text:p>
      <text:p text:style-name="P7"/>
      <text:p text:style-name="P3">pip install ruamel.yaml</text:p>
      <text:p text:style-name="P3"/>
      <text:p text:style-name="P8">You will need pip for this to work, which can be install using the command</text:p>
      <text:p text:style-name="P8"/>
      <text:p text:style-name="P4">sudo apt install python-pi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enlo" svg:font-family="Menlo, Monaco, Consolas, 'Courier New', monospace"/>
    <style:font-face style:name="FreeSans1" svg:font-family="FreeSans" style:font-family-generic="swiss"/>
    <style:font-face style:name="LM Mono 10" svg:font-family="'LM Mono 10'" style:font-pitch="fixed"/>
    <style:font-face style:name="Liberation Mono" svg:font-family="'Liberation Mono'" style:font-family-generic="modern" style:font-pitch="fixed"/>
    <style:font-face style:name="Noto Sans CJK SC Regular1" svg:font-family="'Noto Sans CJK SC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CJK SC Regular1" style:font-family-asian="'Noto Sans CJK SC Regular'"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CJK SC Regular1" style:font-family-asian="'Noto Sans CJK SC Regular'"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4T17:49:51.946400982</meta:creation-date>
    <dc:date>2017-10-04T22:44:03.320047614</dc:date>
    <meta:editing-duration>PT4H23M40S</meta:editing-duration>
    <meta:editing-cycles>1</meta:editing-cycles>
    <meta:document-statistic meta:table-count="0" meta:image-count="0" meta:object-count="0" meta:page-count="2" meta:paragraph-count="34" meta:word-count="369" meta:character-count="2182" meta:non-whitespace-character-count="1841"/>
    <meta:generator>LibreOffice/5.4.1.2$Linux_X86_64 LibreOffice_project/ea7cb86e6eeb2bf3a5af73a8f7777ac570321527</meta:generator>
  </office:meta>
</office:document-meta>
</file>